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7B0000012A95DDC84D3154D1C2.png" manifest:media-type="image/png"/>
  <manifest:file-entry manifest:full-path="Pictures/100000010000044B0000010553E9FE6EF64C8F74.png" manifest:media-type="image/png"/>
  <manifest:file-entry manifest:full-path="Pictures/100000010000037B000001198B2281DA781CCC3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7f221" officeooo:paragraph-rsid="0017f221"/>
    </style:style>
    <style:style style:name="P2" style:family="paragraph" style:parent-style-name="Standard">
      <style:text-properties fo:font-size="16pt" officeooo:rsid="0017f221" officeooo:paragraph-rsid="0017f221" style:font-size-asian="16pt" style:font-size-complex="16pt"/>
    </style:style>
    <style:style style:name="P3" style:family="paragraph" style:parent-style-name="Standard">
      <style:text-properties fo:font-size="16pt" officeooo:rsid="0017f221" officeooo:paragraph-rsid="0017f221" style:font-size-asian="14pt" style:font-size-complex="16pt"/>
    </style:style>
    <style:style style:name="P4" style:family="paragraph" style:parent-style-name="Standard">
      <style:text-properties fo:font-size="16pt" officeooo:rsid="0017f221" officeooo:paragraph-rsid="0017f221" style:font-size-asian="14pt" style:font-size-complex="16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ssignment 13</text:p>
      <text:p text:style-name="P1"/>
      <text:p text:style-name="P3">1.</text:p>
      <text:p text:style-name="P3"><draw:frame draw:style-name="fr1" draw:name="Image1" text:anchor-type="char" svg:width="17cm" svg:height="5.36cm" draw:z-index="0"><draw:image xlink:href="Pictures/100000010000037B000001198B2281DA781CCC3F.png" xlink:type="simple" xlink:show="embed" xlink:actuate="onLoad" draw:mime-type="image/png"/></draw:frame></text:p>
      <text:p text:style-name="P3"/>
      <text:p text:style-name="P3"/>
      <text:p text:style-name="P3">2.</text:p>
      <text:p text:style-name="P3"><draw:frame draw:style-name="fr1" draw:name="Image3" text:anchor-type="char" svg:width="17cm" svg:height="4.036cm" draw:z-index="2"><draw:image xlink:href="Pictures/100000010000044B0000010553E9FE6EF64C8F74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3..</text:p>
      <text:p text:style-name="P3"><draw:frame draw:style-name="fr2" draw:name="Image2" text:anchor-type="char" svg:width="17cm" svg:height="5.685cm" draw:z-index="1"><draw:image xlink:href="Pictures/100000010000037B0000012A95DDC84D3154D1C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3T16:06:40.288117521</meta:creation-date>
    <dc:date>2024-03-15T01:21:10.725322517</dc:date>
    <meta:editing-duration>PT34M32S</meta:editing-duration>
    <meta:editing-cycles>2</meta:editing-cycles>
    <meta:generator>LibreOffice/7.3.7.2$Linux_X86_64 LibreOffice_project/30$Build-2</meta:generator>
    <meta:document-statistic meta:table-count="0" meta:image-count="3" meta:object-count="0" meta:page-count="1" meta:paragraph-count="4" meta:word-count="5" meta:character-count="20" meta:non-whitespace-character-count="19"/>
  </office:meta>
</office:document-meta>
</file>